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E6B3785068C8DE5.png" manifest:media-type="image/png"/>
  <manifest:file-entry manifest:full-path="Pictures/1000020100000556000003005738669950A46C3B.png" manifest:media-type="image/png"/>
  <manifest:file-entry manifest:full-path="Pictures/100002010000055600000300E8BC38243C9FD2F0.png" manifest:media-type="image/png"/>
  <manifest:file-entry manifest:full-path="Pictures/1000020100000556000003003D82D1E0E2614B92.png" manifest:media-type="image/png"/>
  <manifest:file-entry manifest:full-path="Pictures/100002010000055600000300D2582CA0CDC073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76b" officeooo:paragraph-rsid="0005b7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jesh</text:p>
      <text:p text:style-name="P1"/>
      <text:p text:style-name="P1"/>
      <text:p text:style-name="P1"><draw:frame draw:style-name="fr1" draw:name="Image5" text:anchor-type="char" svg:width="17cm" svg:height="9.557cm" draw:z-index="4"><draw:image xlink:href="Pictures/100002010000055600000300D2582CA0CDC073EC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cm" svg:height="9.557cm" draw:z-index="3"><draw:image xlink:href="Pictures/1000020100000556000003003D82D1E0E2614B92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9.557cm" draw:z-index="2"><draw:image xlink:href="Pictures/100002010000055600000300E8BC38243C9FD2F0.png" xlink:type="simple" xlink:show="embed" xlink:actuate="onLoad" loext:mime-type="image/png"/></draw:frame><text:soft-page-break/></text:p>
      <text:p text:style-name="P1"><draw:frame draw:style-name="fr2" draw:name="Image2" text:anchor-type="char" svg:width="17cm" svg:height="9.557cm" draw:z-index="1"><draw:image xlink:href="Pictures/1000020100000556000003005738669950A46C3B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3E6B3785068C8DE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06:07.872541654</meta:creation-date>
    <dc:date>2022-06-28T14:09:43.790269269</dc:date>
    <meta:editing-duration>PT3M36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3" meta:paragraph-count="1" meta:word-count="1" meta:character-count="6" meta:non-whitespace-character-count="6"/>
  </office:meta>
</office:document-meta>
</file>